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loext:graphic-properties draw:fill="none"/>
      <style:paragraph-properties fo:margin-left="1cm" fo:margin-right="0.6cm" fo:margin-top="0cm" fo:margin-bottom="0cm" loext:contextual-spacing="false" fo:line-height="120%" fo:text-align="justify" style:justify-single-word="false" fo:text-indent="0cm" style:auto-text-indent="false" fo:background-color="transparent"/>
      <style:text-properties officeooo:paragraph-rsid="001b6a37"/>
    </style:style>
    <style:style style:name="P2" style:family="paragraph" style:parent-style-name="Text_20_body">
      <loext:graphic-properties draw:fill="none"/>
      <style:paragraph-properties fo:margin-left="1cm" fo:margin-right="0.6cm" fo:margin-top="0cm" fo:margin-bottom="0cm" loext:contextual-spacing="false" fo:line-height="120%" fo:text-align="justify" style:justify-single-word="false" fo:text-indent="0cm" style:auto-text-indent="false" fo:background-color="transparent"/>
      <style:text-properties officeooo:paragraph-rsid="001bcbe3"/>
    </style:style>
    <style:style style:name="P3" style:family="paragraph" style:parent-style-name="Text_20_body" style:master-page-name="">
      <loext:graphic-properties draw:fill="none"/>
      <style:paragraph-properties fo:margin-left="1cm" fo:margin-right="0.6cm" fo:margin-top="0.499cm" fo:margin-bottom="0cm" loext:contextual-spacing="false" fo:line-height="120%" fo:text-align="justify" style:justify-single-word="false" fo:text-indent="0cm" style:auto-text-indent="false" style:page-number="auto" fo:background-color="transparent"/>
      <style:text-properties officeooo:paragraph-rsid="001b6a37"/>
    </style:style>
    <style:style style:name="P4" style:family="paragraph" style:parent-style-name="Heading_20_1">
      <style:paragraph-properties fo:text-align="center" style:justify-single-word="false"/>
      <style:text-properties officeooo:paragraph-rsid="001b6a37"/>
    </style:style>
    <style:style style:name="P5" style:family="paragraph" style:parent-style-name="Heading_20_1" style:master-page-name="">
      <loext:graphic-properties draw:fill="none"/>
      <style:paragraph-properties fo:margin-left="1cm" fo:margin-right="0cm" fo:margin-top="0.499cm" fo:margin-bottom="0cm" loext:contextual-spacing="false" fo:text-indent="0cm" style:auto-text-indent="false" style:page-number="auto" fo:background-color="transparent" fo:keep-with-next="always"/>
    </style:style>
    <style:style style:name="P6" style:family="paragraph" style:parent-style-name="Heading_20_1">
      <loext:graphic-properties draw:fill="none"/>
      <style:paragraph-properties fo:margin-left="1cm" fo:margin-right="0cm" fo:margin-top="1cm" fo:margin-bottom="0cm" loext:contextual-spacing="false" fo:line-height="120%" fo:text-indent="0cm" style:auto-text-indent="false" fo:background-color="transparent" fo:keep-with-next="always"/>
      <style:text-properties officeooo:paragraph-rsid="001cefe3"/>
    </style:style>
    <style:style style:name="P7" style:family="paragraph" style:parent-style-name="Text_20_body" style:list-style-name="L1">
      <loext:graphic-properties draw:fill="none"/>
      <style:paragraph-properties fo:margin-top="0.499cm" fo:margin-bottom="0cm" loext:contextual-spacing="false" fo:line-height="120%" fo:background-color="transparent"/>
      <style:text-properties officeooo:paragraph-rsid="001cefe3"/>
    </style:style>
    <style:style style:name="P8" style:family="paragraph" style:parent-style-name="Text_20_body" style:list-style-name="L1">
      <loext:graphic-properties draw:fill="none"/>
      <style:paragraph-properties fo:margin-top="0cm" fo:margin-bottom="0cm" loext:contextual-spacing="false" fo:line-height="120%" fo:background-color="transparent"/>
      <style:text-properties officeooo:paragraph-rsid="001cefe3"/>
    </style:style>
    <style:style style:name="P9" style:family="paragraph" style:parent-style-name="Footer" style:master-page-name="">
      <loext:graphic-properties draw:fill="none"/>
      <style:paragraph-properties fo:margin-left="1cm" fo:margin-right="0.6cm" fo:text-indent="0cm" style:auto-text-indent="false" style:page-number="auto" fo:background-color="transparent" text:number-lines="false" text:line-number="0">
        <style:tab-stops>
          <style:tab-stop style:position="8.299cm" style:type="center"/>
          <style:tab-stop style:position="19.098cm" style:type="right"/>
        </style:tab-stops>
      </style:paragraph-properties>
      <style:text-properties officeooo:rsid="001e75a5" officeooo:paragraph-rsid="001e75a5"/>
    </style:style>
    <style:style style:name="T1" style:family="text">
      <style:text-properties officeooo:rsid="001b6a37"/>
    </style:style>
    <style:style style:name="T2" style:family="text">
      <style:text-properties style:text-underline-style="none" officeooo:rsid="001b6a37"/>
    </style:style>
    <style:style style:name="T3" style:family="text">
      <style:text-properties fo:color="#00508f"/>
    </style:style>
    <style:style style:name="T4" style:family="text">
      <style:text-properties fo:color="#00508f" officeooo:rsid="001cefe3"/>
    </style:style>
    <style:style style:name="T5" style:family="text">
      <style:text-properties officeooo:rsid="001bcbe3"/>
    </style:style>
    <style:style style:name="T6" style:family="text">
      <style:text-properties fo:color="#000000" fo:font-size="14pt" officeooo:rsid="001cefe3" style:font-size-asian="14pt" style:font-size-complex="14pt"/>
    </style:style>
    <style:style style:name="T7" style:family="text">
      <style:text-properties fo:color="#000000" fo:font-size="14pt" officeooo:rsid="001b6a37"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Police_20_par_20_défaut"><text:span text:style-name="T2">Atelier découverte du Javascript - 1h30</text:span></text:span></text:h>
      <text:h text:style-name="P5" text:outline-level="1"><text:span text:style-name="Police_20_par_20_défaut"><text:span text:style-name="T3">Description</text:span></text:span></text:h>
      <text:p text:style-name="P3"><text:span text:style-name="Police_20_par_20_défaut"><text:span text:style-name="T1"><text:tab/>Je n'avais encore jamais réfléchi à comment animer un atelier de découverte de langage informatique mais j'ai une idée plutôt précise de comment je le ferais.</text:span></text:span></text:p>
      <text:p text:style-name="P1"><text:span text:style-name="Police_20_par_20_défaut"><text:span text:style-name="T1">Je commencerais par me présenter, puis faire faire de petites présentations individuelles aux membres du groupe, en demandant de nous expliquer quel est leur niveau en informatique et ce qu'elles pense qu'est et peut faire le javascript. (~20 / 25 minutes)</text:span></text:span></text:p>
      <text:p text:style-name="P1"><text:span text:style-name="Police_20_par_20_défaut"><text:span text:style-name="T1">Ensuite je m'occuperais de clarifier ce qui a été dit sur le Javascript, j'introduirais le concept de programmation sans entrer dans les détailles, puis je ferai une petite démonstration d'un premier site (mini jeu) en Javascript. Ce site permettrait de poser une devinette et d'afficher un ou plusieurs messages en fonction de la réponse. Je montrerai ensuite une sorte de chat de messagerie où deux personnes peuvent se parler à partir du même clavier. (~5 minutes)</text:span></text:span></text:p>
      <text:p text:style-name="P2"><text:span text:style-name="Police_20_par_20_défaut"><text:span text:style-name="T5">Après ça je fournirais la base de la page du mini jeu puis je le ferais réaliser par les membres du groupe. Je guiderai la façon de commencer et je donnerai quelques astuces au fur et à mesure. Pour celles qui arriveront à terminer avant la fin de l'heure je donnerai les bases du site de messagerie. De cette façon elles pourront continuer à pratiquer pendant que j'aide celles qui essaient de finir le mini jeu. (~1 heure)</text:span></text:span></text:p>
      <text:h text:style-name="P6" text:outline-level="1"><text:span text:style-name="Police_20_par_20_défaut"><text:span text:style-name="T4">Résumé</text:span></text:span></text:h>
      <text:list xml:id="list88483580" text:style-name="L1">
        <text:list-item>
          <text:h text:style-name="P7" text:outline-level="1"><text:span text:style-name="Police_20_par_20_défaut"><text:span text:style-name="T6">Présentations individuelles </text:span></text:span><text:span text:style-name="Police_20_par_20_défaut"><text:span text:style-name="T7">(~20 / 25 minutes)</text:span></text:span></text:h>
        </text:list-item>
        <text:list-item>
          <text:h text:style-name="P8" text:outline-level="1"><text:span text:style-name="Police_20_par_20_défaut"><text:span text:style-name="T6">Démonstration des premiers sites qui seront réalisés </text:span></text:span><text:span text:style-name="Police_20_par_20_défaut"><text:span text:style-name="T7">(~5 minutes)</text:span></text:span></text:h>
        </text:list-item>
        <text:list-item>
          <text:h text:style-name="P8" text:outline-level="1"><text:span text:style-name="Police_20_par_20_défaut"><text:span text:style-name="T6">Réalisation du premier site (entre 20 minutes et 1 heure)</text:span></text:span></text:h>
        </text:list-item>
        <text:list-item>
          <text:h text:style-name="P8" text:outline-level="1"><text:span text:style-name="Police_20_par_20_défaut"><text:span text:style-name="T6">Réalisation du deuxième site (optionnel : jusqu'à 40 minutes si le temps le permet)</text:span></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9.8cm" style:type="center"/>
          <style:tab-stop style:position="19.602cm"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1cm" fo:margin-right="0.6cm" fo:text-indent="0cm" style:auto-text-indent="false" style:page-number="auto" fo:background-color="transparent" text:number-lines="false" text:line-number="0">
        <style:tab-stops>
          <style:tab-stop style:position="8.299cm" style:type="center"/>
          <style:tab-stop style:position="19.098cm" style:type="right"/>
        </style:tab-stops>
      </style:paragraph-properties>
      <style:text-properties officeooo:rsid="001e75a5" officeooo:paragraph-rsid="001e75a5"/>
    </style:style>
    <style:page-layout style:name="Mpm1">
      <style:page-layout-properties fo:page-width="21.59cm" fo:page-height="27.94cm" style:num-format="1" style:print-orientation="portrait" fo:margin-top="1.092cm" fo:margin-bottom="0.649cm" fo:margin-left="1.014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lien Giraud<text:tab/>|<text:tab/>Atelier découverte du Javascrip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31T20:20:09.253000000</dc:date>
    <meta:editing-duration>PT1H56M11S</meta:editing-duration>
    <meta:editing-cycles>20</meta:editing-cycles>
    <meta:document-statistic meta:table-count="0" meta:image-count="0" meta:object-count="0" meta:page-count="1" meta:paragraph-count="12" meta:word-count="279" meta:character-count="1665" meta:non-whitespace-character-count="1401"/>
  </office:meta>
</office:document-meta>
</file>